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661cm" fo:background-color="#ffffff">
        <style:background-image/>
      </style:paragraph-properties>
      <style:text-properties fo:color="#222222"/>
    </style:style>
    <style:style style:name="P2" style:family="paragraph" style:parent-style-name="Text_20_body">
      <style:paragraph-properties style:line-height-at-least="0.661cm" fo:background-color="#ffffff">
        <style:background-image/>
      </style:paragraph-properties>
      <style:text-properties fo:color="#222222" style:font-name-asian="Arial"/>
    </style:style>
    <style:style style:name="P3" style:family="paragraph" style:parent-style-name="Text_20_body">
      <style:paragraph-properties style:line-height-at-least="0.661cm" fo:background-color="#ffffff">
        <style:background-image/>
      </style:paragraph-properties>
      <style:text-properties fo:color="#222222" style:font-name="Arial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661cm" fo:text-indent="0cm" style:auto-text-indent="false" fo:background-color="#ffffff">
        <style:background-image/>
      </style:paragraph-properties>
      <style:text-properties fo:color="#222222"/>
    </style:style>
    <style:style style:name="P5" style:family="paragraph" style:parent-style-name="Text_20_body" style:list-style-name="L1">
      <style:paragraph-properties fo:margin-left="0cm" fo:margin-right="0cm" style:line-height-at-least="0.661cm" fo:text-indent="0cm" style:auto-text-indent="false" fo:background-color="#ffffff">
        <style:background-image/>
      </style:paragraph-properties>
      <style:text-properties fo:color="#222222" style:font-name="Arial"/>
    </style:style>
    <style:style style:name="P6" style:family="paragraph" style:parent-style-name="Text_20_body" style:list-style-name="L2">
      <style:paragraph-properties fo:margin-left="0cm" fo:margin-right="0cm" style:line-height-at-least="0.661cm" fo:text-indent="0cm" style:auto-text-indent="false" fo:background-color="#ffffff">
        <style:background-image/>
      </style:paragraph-properties>
      <style:text-properties fo:color="#222222" style:font-name="Arial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style:line-height-at-least="0.661cm" fo:text-indent="0cm" style:auto-text-indent="false" fo:background-color="#ffffff">
        <style:background-image/>
      </style:paragraph-properties>
      <style:text-properties fo:color="#222222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661cm" fo:text-indent="0cm" style:auto-text-indent="false" fo:background-color="#ffffff">
        <style:background-image/>
      </style:paragraph-properties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661cm" fo:text-indent="0cm" style:auto-text-indent="false" fo:background-color="#ffffff">
        <style:background-image/>
      </style:paragraph-properties>
      <style:text-properties officeooo:paragraph-rsid="001861ba"/>
    </style:style>
    <style:style style:name="P10" style:family="paragraph" style:parent-style-name="Text_20_body" style:list-style-name="L1">
      <style:paragraph-properties style:line-height-at-least="0.661cm" fo:background-color="#ffffff">
        <style:background-image/>
      </style:paragraph-properties>
      <style:text-properties fo:color="#222222" style:font-name="Arial"/>
    </style:style>
    <style:style style:name="T1" style:family="text">
      <style:text-properties style:font-name="Arial"/>
    </style:style>
    <style:style style:name="T2" style:family="text">
      <style:text-properties style:font-name-asian="Arial"/>
    </style:style>
    <style:style style:name="T3" style:family="text">
      <style:text-properties fo:color="#222222" style:font-name="Arial"/>
    </style:style>
    <style:style style:name="T4" style:family="text">
      <style:text-properties fo:color="#222222" style:font-name="Arial" officeooo:rsid="001861ba"/>
    </style:style>
    <style:style style:name="T5" style:family="text">
      <style:text-properties fo:color="#222222" style:font-name-asian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2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2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2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目 前一直在学习源码方面的知识，前段时间刚刚搞定了</text:span><text:span text:style-name="T1">recovery</text:span><text:span text:style-name="T2">的移植。这方面的资料真实少之又少啊，谷歌了几天，文章也就那几篇而已，更别提国内的资 料了。你让我们热爱学习的小白情何以堪。于是乎就开始动手了，编译的过程中，自己做了一些随笔的记录。把自己遇到的一些问题和解决办法都记录了下了，放在 自己的笔记里了。今天整理出来，和大家共享一下。</text:span></text:p>
      <text:p text:style-name="P1">   <text:span text:style-name="T2">本教程是针对有一定基础的人。如果你不会</text:span><text:span text:style-name="T1">Ubuntu</text:span><text:span text:style-name="T2">，不会环境的搭建。那你还是先学习一下吧。装</text:span><text:span text:style-name="T1">Ubuntu</text:span><text:span text:style-name="T2">各种各样的教程，网上一找一大堆。</text:span></text:p>
      <text:p text:style-name="P1">   <text:span text:style-name="T2">教程所用的系统为</text:span><text:span text:style-name="T1">Ubuntu12.04</text:span><text:span text:style-name="T2">，示例机型为中兴</text:span><text:span text:style-name="T1">N880E</text:span><text:span text:style-name="T2">。源码目录为</text:span><text:span text:style-name="T1">~/android/system/</text:span><text:span text:style-name="T2">。</text:span></text:p>
      <text:p text:style-name="P1">  <text:span text:style-name="T2">码字不容易，你懂的。。。。。。。</text:span></text:p>
      <text:p text:style-name="P2">教程开始：</text:p>
      <text:p text:style-name="P2">源码的同步大家可以看官方文档，教程直接从源码同步完后开始。</text:p>
      <text:p text:style-name="P1"><text:span text:style-name="T1">1</text:span><text:span text:style-name="T2">、同步源码到最新</text:span><text:span text:style-name="T1">,</text:span><text:span text:style-name="T2">我同步的源码目录为</text:span><text:span text:style-name="T1">~/android/system/</text:span><text:span text:style-name="T2">，要改为自己的源码目录</text:span><text:span text:style-name="T1">,</text:span><text:span text:style-name="T2">下面每一步也一样</text:span></text:p>
      <text:list xml:id="list1697905544652474020" text:style-name="L1">
        <text:list-item>
          <text:p text:style-name="P5">cd ~/android/system/</text:p>
        </text:list-item>
        <text:list-item>
          <text:p text:style-name="P10">repo sync -j16</text:p>
        </text:list-item>
      </text:list>
      <text:p text:style-name="Text_20_body"/>
      <text:p text:style-name="P1"><text:span text:style-name="T1">2</text:span><text:span text:style-name="T2">、更新完成后，执行下面命令，完成环境的安装</text:span></text:p>
      <text:list xml:id="list1912328752885115830" text:style-name="L2">
        <text:list-item>
          <text:p text:style-name="P6">./build/envsetup.sh</text:p>
        </text:list-item>
      </text:list>
      <text:p text:style-name="Text_20_body"/>
      <text:p text:style-name="P2">输出结果：</text:p>
      <text:p text:style-name="P4"><draw:frame draw:style-name="fr1" draw:name="graphics1" text:anchor-type="as-char" svg:width="12.621cm" svg:height="5.08cm" draw:z-index="0"><draw:image xlink:href="http://e.hiphotos.baidu.com/album/pic/item/c995d143ad4bd113b79babec5aafa40f4afb059d.jpg" xlink:type="simple" xlink:show="embed" xlink:actuate="onLoad"/></draw:frame></text:p>
      <text:p text:style-name="P1"><text:span text:style-name="T1">3</text:span><text:span text:style-name="T2">、下一步，</text:span><text:span text:style-name="T1">make</text:span><text:span text:style-name="T2">我们后面要用到的工具</text:span></text:p>
      <text:list xml:id="list6765481227008604988" text:style-name="L3">
        <text:list-item>
          <text:p text:style-name="P7"><text:span text:style-name="T1">make -j4 otatools<text:line-break/></text:span><text:span text:style-name="T2">输出结果：</text:span><text:span text:style-name="T1"><text:line-break/></text:span><text:soft-page-break/><text:span text:style-name="T1"><draw:frame draw:style-name="fr1" draw:name="graphics2" text:anchor-type="as-char" svg:width="12.568cm" svg:height="5.768cm" draw:z-index="1"><draw:image xlink:href="http://f.hiphotos.baidu.com/album/pic/item/b8014a90f603738d741c10fcb31bb051f919ec9e.jpg" xlink:type="simple" xlink:show="embed" xlink:actuate="onLoad"/></draw:frame></text:span></text:p>
        </text:list-item>
      </text:list>
      <text:p text:style-name="Text_20_body"/>
      <text:p text:style-name="P4"><text:span text:style-name="T2">执行完成后的输出：</text:span><text:span text:style-name="T1"><text:line-break/></text:span><text:span text:style-name="T1"><draw:frame draw:style-name="fr1" draw:name="graphics3" text:anchor-type="as-char" svg:width="12.806cm" svg:height="8.731cm" draw:z-index="2"><draw:image xlink:href="http://c.hiphotos.baidu.com/album/pic/item/50da81cb39dbb6fde0eff9f80924ab18962b37b3.jpg" xlink:type="simple" xlink:show="embed" xlink:actuate="onLoad"/></draw:frame></text:span><text:span text:style-name="T1"><text:line-break/></text:span><text:span text:style-name="T2">会生成</text:span><text:span text:style-name="T1">out</text:span><text:span text:style-name="T2">目录，在</text:span><text:span text:style-name="T1">/out/host/linux-x86/bin</text:span><text:span text:style-name="T2">中有后面要用到的工具。</text:span><text:span text:style-name="T1"><text:line-break/>4</text:span><text:span text:style-name="T2">、将</text:span><text:span text:style-name="T1">/out/host/linux-x86/bin</text:span><text:span text:style-name="T2">加入环境变量，变量具体位置要改成你的：</text:span><text:span text:style-name="T1"><text:line-break/>gedit ~/.bashrc<text:line-break/></text:span><text:span text:style-name="T2">在文本最后添加：</text:span><text:span text:style-name="T1"><text:line-break/>export PATH=$PATH: ~/android/system/out/host/linux-x86/bin<text:line-break/></text:span><text:span text:style-name="T1"><draw:frame draw:style-name="fr1" draw:name="graphics4" text:anchor-type="as-char" svg:width="15.849cm" svg:height="1.323cm" draw:z-index="3"><draw:image xlink:href="http://b.hiphotos.baidu.com/album/pic/item/960a304e251f95ca40fa8068c9177f3e660952e4.jpg" xlink:type="simple" xlink:show="embed" xlink:actuate="onLoad"/></draw:frame></text:span><text:span text:style-name="T1"><text:line-break/></text:span><text:span text:style-name="T2">保存退出，执行下面命令，让刚加的环境变量生效：</text:span></text:p>
      <text:p text:style-name="P8"><text:span text:style-name="T3">source ~/.bashrc<text:line-break/>4</text:span><text:span text:style-name="T5">、从官方包中，别人的</text:span><text:span text:style-name="T3">ROM</text:span><text:span text:style-name="T5">包也可以，拿出</text:span><text:span text:style-name="T3">boot.img</text:span><text:span text:style-name="T5">。我放到了</text:span><text:span text:style-name="T3">~/android/</text:span><text:span text:style-name="T5">目录</text:span><text:span text:style-name="T3"><text:line-break/>5</text:span><text:span text:style-name="T5">、开始建立我们</text:span><text:span text:style-name="T3">N880E</text:span><text:span text:style-name="T5">的</text:span><text:span text:style-name="T3">device</text:span><text:span text:style-name="T5">目录：</text:span><text:span text:style-name="T3"><text:line-break/></text:span>./build/tools/device/mkvendor.sh<text:span text:style-name="T3"> zte n880e ~/android/boot.img<text:line-break/></text:span><text:span text:style-name="T5">命令参考：</text:span><text:span text:style-name="T3"><text:line-break/>./build/tools/device/mkvendor.sh device_manufacturer_name device_name /your/path/to/th</text:span><text:soft-page-break/><text:span text:style-name="T3">e/boot.img<text:line-break/></text:span><text:span text:style-name="T5">命令输出为：</text:span><text:span text:style-name="T3"><text:line-break/></text:span><text:span text:style-name="T3"><draw:frame draw:style-name="fr1" draw:name="graphics5" text:anchor-type="as-char" svg:width="12.726cm" svg:height="4.154cm" draw:z-index="4"><draw:image xlink:href="http://e.hiphotos.baidu.com/album/pic/item/94cad1c8a786c917eb4c40e7c93d70cf3ac757a4.jpg" xlink:type="simple" xlink:show="embed" xlink:actuate="onLoad"/></draw:frame></text:span><text:span text:style-name="T3"><text:line-break/></text:span><text:span text:style-name="T5">此 时在</text:span><text:span text:style-name="T3">/device/zte/</text:span><text:span text:style-name="T5">中就会有你的机型</text:span><text:span text:style-name="T3">n880e</text:span><text:span text:style-name="T5">了，里面有你的配置文 件：</text:span><text:span text:style-name="T3">AndroidBoard.mk,AndroidProducts.mk, BoardConfig.mk, device_.mk, kernel, system.prop,recovery.fstab, and vendorsetup.sh.<text:line-break/>6</text:span><text:span text:style-name="T5">、修改配置文件：</text:span><text:span text:style-name="T3"><text:line-break/></text:span><text:span text:style-name="T5">在这里很重要的一个文件就是</text:span><text:span text:style-name="T3">recovery.fstab</text:span><text:span text:style-name="T5">，是你手机里各个设备分区对应的挂载点，可以理解为手机的分区表。如果这个文件有错误，那么进入</text:span><text:span text:style-name="T3">recovery</text:span><text:span text:style-name="T5">后，会提醒分区挂载失败。</text:span><text:span text:style-name="T3"><text:line-break/></text:span><text:span text:style-name="T5">这个文件我们可以从官方的</text:span><text:span text:style-name="T3">recovery.img</text:span><text:span text:style-name="T5">提取出来。也可以直接解包别人编译好的</text:span><text:span text:style-name="T3">recovery</text:span><text:span text:style-name="T5">，得到</text:span><text:span text:style-name="T3">recovery.fstab<text:line-break/></text:span><text:span text:style-name="T5">当然，我们也可以自己动手写。目前，自己也没发现什么简洁一点的办法。我是查看刷机包中的</text:span><text:span text:style-name="T3">updater-script</text:span><text:span text:style-name="T5">文件中各个分区的挂载点和</text:span><text:span text:style-name="T3"><text:line-break/>cat /proc/mount<text:line-break/></text:span><text:span text:style-name="T5">输出结果：</text:span><text:span text:style-name="T3"><text:line-break/></text:span><text:span text:style-name="T3"><draw:frame draw:style-name="fr1" draw:name="graphics6" text:anchor-type="as-char" svg:width="11.271cm" svg:height="9.419cm" draw:z-index="5"><draw:image xlink:href="http://e.hiphotos.baidu.com/album/pic/item/94cad1c8a786c917eb0c40e7c93d70cf3ac757e4.jpg" xlink:type="simple" xlink:show="embed" xlink:actuate="onLoad"/></draw:frame></text:span><text:span text:style-name="T3"><text:line-break/>cat /proc/partitions<text:line-break/></text:span><text:span text:style-name="T5">输出结果：</text:span><text:span text:style-name="T3"><text:line-break/></text:span><text:soft-page-break/><text:span text:style-name="T3"><draw:frame draw:style-name="fr1" draw:name="graphics7" text:anchor-type="as-char" svg:width="12.7cm" svg:height="6.641cm" draw:z-index="8"><draw:image xlink:href="http://h.hiphotos.baidu.com/album/pic/item/024f78f0f736afc3b65a23bbb319ebc4b645129d.jpg" xlink:type="simple" xlink:show="embed" xlink:actuate="onLoad"/></draw:frame></text:span><text:span text:style-name="T3"><text:line-break/></text:span><text:span text:style-name="T5">一个个排除定位出来的。</text:span><text:span text:style-name="T3"><text:line-break/></text:span><text:span text:style-name="T5">大家有好的办法，可以共同探讨。</text:span><text:span text:style-name="T3"><text:line-break/></text:span><text:span text:style-name="T5">这里有一个分区表比较全的</text:span><text:span text:style-name="T3">recovery.fstab</text:span><text:span text:style-name="T5">，大家可以按照自己手机的分区表修改。</text:span><text:span text:style-name="T3"><text:line-break/>7</text:span><text:span text:style-name="T5">、开始编译，执行命令</text:span><text:span text:style-name="T3">:<text:line-break/>./build/envsetup.sh &amp;&amp; lunch full_n880e-eng<text:line-break/>(</text:span><text:span text:style-name="T5">把</text:span><text:span text:style-name="T3">n880e</text:span><text:span text:style-name="T5">替换为自己的机型</text:span><text:span text:style-name="T3">)<text:line-break/></text:span><text:span text:style-name="T5">输出结果：</text:span><text:span text:style-name="T3"><text:line-break/></text:span><text:span text:style-name="T3"><draw:frame draw:style-name="fr1" draw:name="graphics8" text:anchor-type="as-char" svg:width="12.594cm" svg:height="8.652cm" draw:z-index="9"><draw:image xlink:href="http://f.hiphotos.baidu.com/album/pic/item/d0c8a786c9177f3ef27beed370cf3bc79e3d56a4.jpg" xlink:type="simple" xlink:show="embed" xlink:actuate="onLoad"/></draw:frame></text:span><text:span text:style-name="T3"><text:line-break/></text:span><text:span text:style-name="T5">下一步命令，编译开始：</text:span><text:span text:style-name="T3"><text:line-break/>make -j4 recoveryimage<text:line-break/></text:span><text:span text:style-name="T5">最后成功时输出结果：</text:span><text:span text:style-name="T3"><text:line-break/></text:span><text:span text:style-name="T3"><draw:frame draw:style-name="fr1" draw:name="graphics9" text:anchor-type="as-char" svg:width="12.488cm" svg:height="2.672cm" draw:z-index="10"><draw:image xlink:href="http://h.hiphotos.baidu.com/album/pic/item/c8177f3e6709c93de7bd1c299f3df8dcd00054a4.jpg" xlink:type="simple" xlink:show="embed" xlink:actuate="onLoad"/></draw:frame></text:span><text:span text:style-name="T3"><text:line-break/></text:span><text:span text:style-name="T5">输出的目录为：</text:span><text:span text:style-name="T3">out/target/product/n8880e/recovery.img</text:span><text:span text:style-name="T5">文件，就是我们要的。</text:span></text:p>
      <text:p text:style-name="P4"><text:soft-page-break/><text:span text:style-name="T1">NOTE</text:span><text:span text:style-name="T2">：</text:span><text:span text:style-name="T1"><text:line-break/>1</text:span><text:span text:style-name="T2">、 编译时间：实体机，一两分钟的样子（</text:span><text:span text:style-name="T1">i3-380</text:span><text:span text:style-name="T2">、</text:span><text:span text:style-name="T1">2GBDDR3</text:span><text:span text:style-name="T2">）</text:span><text:span text:style-name="T1"><text:line-break/>2</text:span><text:span text:style-name="T2">、 异常处理：（都是自己编译过程中遇到的笔录，非官方）</text:span><text:span text:style-name="T1"><text:line-break/></text:span><text:span text:style-name="T2">错误</text:span><text:span text:style-name="T1">1</text:span><text:span text:style-name="T2">：</text:span><text:span text:style-name="T1"><text:line-break/></text:span><text:span text:style-name="T2">执行</text:span><text:span text:style-name="T1"><text:line-break/>./build/envsetup.sh<text:line-break/></text:span><text:span text:style-name="T2">命令后，提示某些设备文件不存在。</text:span><text:span text:style-name="T1"><text:line-break/></text:span><text:span text:style-name="T2">这 是自己当初在</text:span><text:span text:style-name="T1">CM7</text:span><text:span text:style-name="T2">源码下编译出现的，因为自己没有把所有的设备的源码同步下来，一些设备自己在</text:span><text:span text:style-name="T1">~/android/system/.repo /manifest.xml</text:span><text:span text:style-name="T2">中用注释掉了，所以同步完源码后要修改</text:span><text:span text:style-name="T1">vendor/cyanogen/products /AndroidProducts.mk </text:span><text:span text:style-name="T2">文件，把没有同步的设备删除掉。重新执行命令就行了。</text:span><text:span text:style-name="T1"><text:line-break/></text:span><text:span text:style-name="T2">错误</text:span><text:span text:style-name="T1">2</text:span><text:span text:style-name="T2">：</text:span><text:span text:style-name="T1"><text:line-break/></text:span><text:span text:style-name="T2">在编译的最后，提示出错 “</text:span><text:span text:style-name="T1">Boot.img is too large”</text:span><text:span text:style-name="T2">，自己当时的解决办法是修改</text:span><text:span text:style-name="T1">BoardConfig.mk</text:span><text:span text:style-name="T2">：</text:span><text:span text:style-name="T1"><text:line-break/># fix this up by examining /proc/mtd on a running device<text:line-break/>BOARD_BOOTIMAGE_PARTITION_SIZE := 0x01000000<text:line-break/>BOARD_RECOVERYIMAGE_PARTITION_SIZE := 0x01000000<text:line-break/>BOARD_SYSTEMIMAGE_PARTITION_SIZE := 0x19000000<text:line-break/>BOARD_USERDATAIMAGE_PARTITION_SIZE := 0xA0000000<text:line-break/>BOARD_FLASH_BLOCK_SIZE := 131072<text:line-break/></text:span><text:span text:style-name="T2">将后面的十六进制改为自己手机分区的大小，要把兆转换为</text:span><text:span text:style-name="T1">KB</text:span><text:span text:style-name="T2">，再转换为十六进制，然后替换</text:span><text:span text:style-name="T1">0x</text:span><text:span text:style-name="T2">后面的数字（</text:span><text:span text:style-name="T1">0x</text:span><text:span text:style-name="T2">表示十六进制）。</text:span><text:span text:style-name="T1"><text:line-break/></text:span><text:span text:style-name="T2">另一种解决办法，就在下面几篇参考文档中刚看的，未实践：</text:span><text:span text:style-name="T1"><text:line-break/></text:span><text:span text:style-name="T2">打开源码目录中的</text:span><text:span text:style-name="T1">Build/Core/definitions.mk,</text:span><text:span text:style-name="T2">将</text:span><text:span text:style-name="T1">1688 – 1694</text:span><text:span text:style-name="T2">行替换为：</text:span><text:span text:style-name="T1"><text:line-break/># if [ "$total" -gt "$maxsize" ]; then \<text:line-break/># echo “error: $printname too large ($total &gt; [$(2) - $reserve])”; \<text:line-break/># false; \<text:line-break/>#el<text:line-break/>if [ "$total" -gt $((maxsize - 32768)) ]; then \<text:line-break/>echo “WARNING: $printname approaching size limit ($total now; limit $maxsize)”; \<text:line-break/>fi \<text:line-break/></text:span><text:span text:style-name="T2">然后保存。重新编译即可。</text:span><text:span text:style-name="T1"><text:line-break/></text:span><text:span text:style-name="T2">错误</text:span><text:span text:style-name="T1">3</text:span><text:span text:style-name="T2">：</text:span><text:span text:style-name="T1"><text:line-break/></text:span><text:span text:style-name="T2">执行</text:span><text:span text:style-name="T1">7</text:span><text:span text:style-name="T2">中的第一个命令时，提示</text:span><text:span text:style-name="T1">lunch</text:span><text:span text:style-name="T2">未安装：</text:span><text:span text:style-name="T1"><text:line-break/></text:span><text:span text:style-name="T1"><draw:frame draw:style-name="fr1" draw:name="graphics10" text:anchor-type="as-char" svg:width="12.594cm" svg:height="3.175cm" draw:z-index="6"><draw:image xlink:href="http://a.hiphotos.baidu.com/album/pic/item/5ab5c9ea15ce36d3e5559fee3af33a87e850b19e.jpg" xlink:type="simple" xlink:show="embed" xlink:actuate="onLoad"/></draw:frame></text:span><text:span text:style-name="T1"><text:line-break/></text:span><text:span text:style-name="T2">解决办法：</text:span><text:span text:style-name="T1"><text:line-break/></text:span><text:soft-page-break/><text:span text:style-name="T2">执行</text:span><text:span text:style-name="T1"><text:line-break/>source build/envsetup.sh<text:line-break/></text:span><text:span text:style-name="T2">再执行上面命令就</text:span><text:span text:style-name="T1">OK </text:span><text:span text:style-name="T2">了。</text:span><text:span text:style-name="T1"><text:line-break/></text:span><text:span text:style-name="T1"><draw:frame draw:style-name="fr1" draw:name="graphics11" text:anchor-type="as-char" svg:width="12.383cm" svg:height="1.984cm" draw:z-index="7"><draw:image xlink:href="http://d.hiphotos.baidu.com/album/pic/item/71cf3bc79f3df8dc4a729d4fcd11728b461028a4.jpg" xlink:type="simple" xlink:show="embed" xlink:actuate="onLoad"/></draw:frame></text:span><text:span text:style-name="T1"><text:line-break/></text:span><text:span text:style-name="T2">更进一步，自己也在学习中，还未实践的：</text:span><text:span text:style-name="T1"><text:line-break/>recovery_ui.c </text:span><text:span text:style-name="T2">这个文件里面是手机各按键对应的按键值，这样写入之后才能正确选择按键。对按键的修改自己找了一些资料还在进一步学习中。</text:span><text:span text:style-name="T1"><text:line-break/></text:span><text:span text:style-name="T2">参考资料：</text:span><text:span text:style-name="T1"><text:line-break/>Porting CWM to other devices</text:span><text:span text:style-name="T2">：</text:span></text:p>
      <text:p text:style-name="P3">http://www.acsyndicate.net/how-to-porting-cwm-to-other-devices-windows/</text:p>
      <text:p text:style-name="P1"><text:span text:style-name="T1">Creating a custom ClockWorkMod (CWM)Recovery image</text:span><text:span text:style-name="T2">：</text:span></text:p>
      <text:p text:style-name="P3">http://www.twobitcoder.com/?p=158</text:p>
      <text:p text:style-name="P1"><text:span text:style-name="T1">Porting Clockwork Recovery to ourGarminfone</text:span><text:span text:style-name="T2">：</text:span></text:p>
      <text:p text:style-name="P3">http://mygarminfone.blogspot.com/2011/05/porting-clockwork-recovery-to-our.html</text:p>
      <text:p text:style-name="P1"><text:span text:style-name="T1">Porting Clockwork Recovery to New Devices</text:span><text:span text:style-name="T2">：</text:span></text:p>
      <text:p text:style-name="P3">http://www.koushikdutta.com/2010/10/porting-clockwork-recovery-to-new.htm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OpenSymbol" svg:font-family="Open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ohow </meta:initial-creator>
    <meta:creation-date>2013-05-02T11:06:08</meta:creation-date>
    <dc:date>2013-05-03T11:46:04</dc:date>
    <dc:creator>guohow </dc:creator>
    <meta:editing-duration>P0D</meta:editing-duration>
    <meta:editing-cycles>2</meta:editing-cycles>
    <meta:generator>LibreOffice/4.0.2.2$Linux_X86_64 LibreOffice_project/400m0$Build-2</meta:generator>
    <meta:document-statistic meta:table-count="0" meta:image-count="11" meta:object-count="0" meta:page-count="6" meta:paragraph-count="25" meta:word-count="1440" meta:character-count="3369" meta:non-whitespace-character-count="3155"/>
  </office:meta>
</office:document-meta>
</file>